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2.9pt"/>
    </style:style>
    <style:style style:name="co3" style:family="table-column">
      <style:table-column-properties fo:break-before="auto" style:column-width="187.0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68.54pt" fo:break-before="auto" style:use-optimal-row-height="true"/>
    </style:style>
    <style:style style:name="ro5" style:family="table-row">
      <style:table-row-properties style:row-height="79.8pt" fo:break-before="auto" style:use-optimal-row-height="true"/>
    </style:style>
    <style:style style:name="ro6" style:family="table-row">
      <style:table-row-properties style:row-height="57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fo:font-weight="bold" style:font-weight-complex="bold"/>
    </style:style>
  </office:automatic-styles>
  <office:body>
    <office:spreadsheet>
      <table:calculation-settings table:automatic-find-labels="false"/>
      <table:table table:name="A20-OLINUXINO-MICRO_Rev_L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31, R51, R53, R60, R62, R63, R66, R68,</text:p>
            <text:p> R71, R72, R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8, R119, R133, R134, R1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 R142, 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 R39, R57, R65,</text:p>
            <text:p> R70, R73, R75, R76, R81, R82, R83, R86, R93,</text:p>
            <text:p>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 R46, R47, R54,</text:p>
            <text:p> R98, R105, R136, R137, R1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7, C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76, C99, C100, C195, C20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C129,C131,C132,C160,C165,C182,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7, C72, C74, C92, C94, C122, C124,</text:p>
            <text:p> C125, C161, C170, C171, C176, C200, C221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 C3, C5, C7, C10, C11, C14, C15, C18, C19,</text:p>
            <text:p>C21, C22, C23, C24, C25, C26, C27, C57, C59,</text:p>
            <text:p>C60, C61, C62, C68, C69, C70, C77, C78, C79,</text:p>
            <text:p>C80, C82, C83, C84, C85, C86, C87, C102,</text:p>
            <text:p>C106, C134, C139, C155, C169, C175, C184,</text:p>
            <text:p> C189, C191</text:p>
          </table:table-cell>
          <table:table-cell table:number-columns-repeated="1020"/>
        </table:table-row>
        <table:table-row table:style-name="ro5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220nF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1, C4, C6, C8, C9, C12, C16, C17, C20, C28,</text:p>
            <text:p> C29, C30, C31, C32, C33, C34, C35, C36, C37,</text:p>
            <text:p> C38, C39, C40, C41, C42, C43, C44, C45, C46,</text:p>
            <text:p> C47, C48, C49, C50, C51, C52, C53, C54, C55,</text:p>
            <text:p> C58, C81, C111, C114, C117, C118, C119,</text:p>
            <text:p> C120, <text:span text:style-name="T1">C177</text:span>, C224, C225, C226, C227, C228,</text:p>
            <text:p> C229, C230, C231, C2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1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73, C91, C110, C150, C167, </text:p>
            <text:p><text:span text:style-name="T1">C172</text:span>, C1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 C203, C241, C242, C243, C244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4.7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<text:span text:style-name="T1">C146, C149</text:span>, <text:span text:style-name="T1">C158</text:span><text:span text:style-name="T2">, </text:span><text:span text:style-name="T3">C178</text:span>, <text:span text:style-name="T1">C179</text:span>, <text:span text:style-name="T1">C180</text:span>, <text:span text:style-name="T1">C187</text:span>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 C147, C148,</text:p>
            <text:p> C151, C152, C156, C159, C162, C164, C166</text:p>
          </table:table-cell>
          <table:table-cell table:number-columns-repeated="1020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, C56, C65, C66, C101, C103, C104, C105,</text:p>
            <text:p> C109, C115, C133, C138, C157, C168, C173,</text:p>
            <text:p> C186, C190, C193, C194, C198, C199, C204,</text:p>
            <text:p> C205, C206, C207, C209, C210, C211, C212,</text:p>
            <text:p> C216, C219, C220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C222, C223,</text:p>
            <text:p> C240, C245, C246, C247, C248, C2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4, L5, L6, L7, L11, L15, L16, L17, L2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0ppm/4P/SMD8038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(TFBGA441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BN-SH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TR(QFN-32)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T41K256M16HA-125:E</text:p>
            <text:p>(DDR3L-1600_11-11-11)</text:p>
          </table:table-cell>
          <table:table-cell office:value-type="string" calcext:value-type="string">
            <text:p>H5TQ2G63BFR_</text:p>
            <text:p>MEM4G16D3EABG-125PHIS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ML10-(GBH-254-SMT-10)_TEST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ML40-GBH-254-SMT-40_TEST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_V2</text:p>
          </table:table-cell>
          <table:table-cell office:value-type="string" calcext:value-type="string">
            <text:p>AUDIO_JACK_5PINPJ-W47S-</text:p>
            <text:p>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D006A-LT2-BA0</text:p>
          </table:table-cell>
          <table:table-cell office:value-type="string" calcext:value-type="string">
            <text:p>SD_CARD_PSD006A-LT2-BA0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 PWR_BUT,</text:p>
            <text:p>RECOVERY, RESET, SEARCH, VOL+, VOL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VPS+, VPS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2, R123, R124, R125, R126, R127, R128,</text:p>
            <text:p> R129, R130, R131, R1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u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4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34, C236, C239, C251, C253, C25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8, R19, R21, R26, R112, R113, R115, R116,</text:p>
            <text:p> R117, R121, R144, R145, 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, R146, R147, R14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6, C197, C213, C214, C215, C2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8, C89, C90, C23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2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35, C237, C238, C250, C252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1JETD-B041003(FBGA153)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FC4GACAANA-4M_IT(TBGA100))</text:p>
          </table:table-cell>
          <table:table-cell office:value-type="string" calcext:value-type="string">
            <text:p>MTFC4GACAANA-4MIT</text:p>
          </table:table-cell>
          <table:table-cell office:value-type="string" calcext:value-type="string">
            <text:p>U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0805_(4X0402)_22R)</text:p>
          </table:table-cell>
          <table:table-cell office:value-type="string" calcext:value-type="string">
            <text:p>R_MATRIX_4E_25X625</text:p>
          </table:table-cell>
          <table:table-cell office:value-type="string" calcext:value-type="string">
            <text:p>RM4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k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, RM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SOIC-8_Wide)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8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0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11-2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6:00:30.091809049</dc:date>
    <meta:editing-duration>PT1H12M29S</meta:editing-duration>
    <meta:editing-cycles>73</meta:editing-cycles>
    <meta:generator>LibreOffice/5.1.6.2$Linux_X86_64 LibreOffice_project/10m0$Build-2</meta:generator>
    <meta:document-statistic meta:table-count="1" meta:cell-count="496" meta:object-count="0"/>
  </office:meta>
</office:document-meta>
</file>